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fo:font-weight="bold" officeooo:rsid="001380d0" officeooo:paragraph-rsid="001380d0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style="italic" fo:font-weight="normal" officeooo:rsid="0013fe58" officeooo:paragraph-rsid="0013fe58" style:font-size-asian="11.3500003814697pt" style:font-style-asian="italic" style:font-weight-asian="normal" style:font-size-complex="13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italic" fo:font-weight="normal" officeooo:rsid="001b984b" officeooo:paragraph-rsid="001b984b" style:font-size-asian="11.3500003814697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italic" fo:font-weight="normal" officeooo:rsid="001c74af" officeooo:paragraph-rsid="001c74af" style:font-size-asian="11.3500003814697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italic" fo:font-weight="normal" officeooo:rsid="001f3749" officeooo:paragraph-rsid="001c74af" style:font-size-asian="11.3500003814697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italic" fo:font-weight="bold" officeooo:rsid="001b984b" officeooo:paragraph-rsid="001b984b" style:font-size-asian="11.3500003814697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style="italic" fo:font-weight="bold" officeooo:rsid="002aa468" officeooo:paragraph-rsid="002aa468" style:font-size-asian="11.3500003814697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style="italic" fo:font-weight="bold" officeooo:rsid="002defb6" officeooo:paragraph-rsid="002defb6" style:font-size-asian="11.3500003814697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style="italic" fo:font-weight="bold" officeooo:rsid="002defb6" officeooo:paragraph-rsid="003520a1" style:font-size-asian="11.3500003814697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style="italic" fo:font-weight="bold" officeooo:rsid="002defb6" officeooo:paragraph-rsid="00361b35" style:font-size-asian="11.3500003814697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style="italic" fo:font-weight="bold" officeooo:rsid="003954d0" officeooo:paragraph-rsid="003954d0" style:font-size-asian="11.3500003814697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3fe58"/>
    </style:style>
    <style:style style:name="P13" style:family="paragraph" style:parent-style-name="Standard">
      <style:paragraph-properties fo:text-align="start" style:justify-single-word="false"/>
      <style:text-properties officeooo:paragraph-rsid="0014b527"/>
    </style:style>
    <style:style style:name="P14" style:family="paragraph" style:parent-style-name="Standard">
      <style:paragraph-properties fo:text-align="start" style:justify-single-word="false"/>
      <style:text-properties officeooo:paragraph-rsid="0016df9b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fo:font-weight="bold" officeooo:rsid="001f3749" officeooo:paragraph-rsid="001f3749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fo:font-weight="bold" officeooo:rsid="00226925" officeooo:paragraph-rsid="00226925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italic" fo:font-weight="bold" officeooo:rsid="0023aed3" officeooo:paragraph-rsid="0023aed3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italic" fo:font-weight="normal" officeooo:rsid="00259d42" officeooo:paragraph-rsid="00259d42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style="italic" fo:font-weight="bold" officeooo:rsid="002d077a" officeooo:paragraph-rsid="0013fe58" style:font-size-asian="11.3500003814697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style="italic" fo:font-weight="bold" officeooo:rsid="002d077a" officeooo:paragraph-rsid="001c74af" style:font-size-asian="11.3500003814697pt" style:font-style-asian="italic" style:font-weight-asian="bold" style:font-size-complex="13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style="italic" fo:font-weight="normal" officeooo:rsid="002aa468" officeooo:paragraph-rsid="002aa468" style:font-size-asian="11.3500003814697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italic" fo:font-weight="normal" officeooo:rsid="002f9330" officeooo:paragraph-rsid="002defb6" style:font-size-asian="11.3500003814697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style="italic" fo:font-weight="normal" officeooo:rsid="00361b35" officeooo:paragraph-rsid="003520a1" style:font-size-asian="11.3500003814697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style="italic" fo:font-weight="normal" officeooo:rsid="0038ab44" officeooo:paragraph-rsid="00361b35" style:font-size-asian="11.3500003814697pt" style:font-style-asian="italic" style:font-weight-asian="normal" style:font-size-complex="13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style="italic" fo:font-weight="normal" officeooo:rsid="0038ab44" officeooo:paragraph-rsid="0038ab44" style:font-size-asian="11.3500003814697pt" style:font-style-asian="italic" style:font-weight-asian="normal" style:font-size-complex="13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style="italic" fo:font-weight="normal" officeooo:rsid="0013fe58" officeooo:paragraph-rsid="0013fe58" style:font-size-asian="11.3500003814697pt" style:font-style-asian="italic" style:font-weight-asian="normal" style:font-size-complex="13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style="italic" fo:font-weight="normal" officeooo:rsid="0013fe58" officeooo:paragraph-rsid="00401b92" style:font-size-asian="11.3500003814697pt" style:font-style-asian="italic" style:font-weight-asian="normal" style:font-size-complex="13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3pt" fo:font-style="italic" fo:font-weight="normal" officeooo:rsid="0013fe58" officeooo:paragraph-rsid="002a6a35" style:font-size-asian="11.3500003814697pt" style:font-style-asian="italic" style:font-weight-asian="normal" style:font-size-complex="13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italic" fo:font-weight="normal" officeooo:rsid="001f3749" officeooo:paragraph-rsid="001f3749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italic" fo:font-weight="normal" officeooo:rsid="00225bdb" officeooo:paragraph-rsid="001f3749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italic" fo:font-weight="normal" officeooo:rsid="00225657" officeooo:paragraph-rsid="001f3749" style:font-size-asian="14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italic" fo:font-weight="normal" officeooo:rsid="0023aed3" officeooo:paragraph-rsid="00226925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style="italic" fo:font-weight="normal" officeooo:rsid="0023aed3" officeooo:paragraph-rsid="0023aed3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italic" fo:font-weight="normal" officeooo:rsid="003dae9c" officeooo:paragraph-rsid="001f3749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style="italic" fo:font-weight="bold" officeooo:rsid="00259d42" officeooo:paragraph-rsid="00259d42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cb06" style:font-weight-asian="normal" style:font-weight-complex="normal"/>
    </style:style>
    <style:style style:name="T3" style:family="text">
      <style:text-properties fo:font-weight="normal" officeooo:rsid="0021b89c" style:font-weight-asian="normal" style:font-weight-complex="normal"/>
    </style:style>
    <style:style style:name="T4" style:family="text">
      <style:text-properties fo:font-weight="normal" officeooo:rsid="00225657" style:font-weight-asian="normal" style:font-weight-complex="normal"/>
    </style:style>
    <style:style style:name="T5" style:family="text">
      <style:text-properties fo:font-weight="normal" officeooo:rsid="00225bdb" style:font-weight-asian="normal" style:font-weight-complex="normal"/>
    </style:style>
    <style:style style:name="T6" style:family="text">
      <style:text-properties fo:font-weight="normal" officeooo:rsid="00226925" style:font-weight-asian="normal" style:font-weight-complex="normal"/>
    </style:style>
    <style:style style:name="T7" style:family="text">
      <style:text-properties fo:font-weight="normal" officeooo:rsid="0023aed3" style:font-weight-asian="normal" style:font-weight-complex="normal"/>
    </style:style>
    <style:style style:name="T8" style:family="text">
      <style:text-properties fo:font-weight="normal" officeooo:rsid="00259d42" style:font-weight-asian="normal" style:font-weight-complex="normal"/>
    </style:style>
    <style:style style:name="T9" style:family="text">
      <style:text-properties fo:font-weight="normal" officeooo:rsid="002f9330" style:font-weight-asian="normal" style:font-weight-complex="normal"/>
    </style:style>
    <style:style style:name="T10" style:family="text">
      <style:text-properties fo:font-weight="normal" officeooo:rsid="00316cf5" style:font-weight-asian="normal" style:font-weight-complex="normal"/>
    </style:style>
    <style:style style:name="T11" style:family="text">
      <style:text-properties fo:font-weight="normal" officeooo:rsid="00333c82" style:font-weight-asian="normal" style:font-weight-complex="normal"/>
    </style:style>
    <style:style style:name="T12" style:family="text">
      <style:text-properties fo:font-weight="normal" officeooo:rsid="003520a1" style:font-weight-asian="normal" style:font-weight-complex="normal"/>
    </style:style>
    <style:style style:name="T13" style:family="text">
      <style:text-properties fo:font-weight="normal" officeooo:rsid="00361b35" style:font-weight-asian="normal" style:font-weight-complex="normal"/>
    </style:style>
    <style:style style:name="T14" style:family="text">
      <style:text-properties fo:font-weight="normal" officeooo:rsid="0038ab44" style:font-weight-asian="normal" style:font-weight-complex="normal"/>
    </style:style>
    <style:style style:name="T15" style:family="text">
      <style:text-properties fo:font-weight="normal" officeooo:rsid="003ad982" style:font-weight-asian="normal" style:font-weight-complex="normal"/>
    </style:style>
    <style:style style:name="T16" style:family="text">
      <style:text-properties fo:font-weight="normal" officeooo:rsid="003b23db" style:font-weight-asian="normal" style:font-weight-complex="normal"/>
    </style:style>
    <style:style style:name="T17" style:family="text">
      <style:text-properties fo:font-weight="normal" officeooo:rsid="003dae9c" style:font-weight-asian="normal" style:font-weight-complex="normal"/>
    </style:style>
    <style:style style:name="T18" style:family="text">
      <style:text-properties fo:font-weight="normal" officeooo:rsid="00401b92" style:font-weight-asian="normal" style:font-weight-complex="normal"/>
    </style:style>
    <style:style style:name="T19" style:family="text">
      <style:text-properties officeooo:rsid="0021b89c"/>
    </style:style>
    <style:style style:name="T20" style:family="text">
      <style:text-properties officeooo:rsid="00225657"/>
    </style:style>
    <style:style style:name="T21" style:family="text">
      <style:text-properties officeooo:rsid="002421f8"/>
    </style:style>
    <style:style style:name="T22" style:family="text">
      <style:text-properties officeooo:rsid="00259d4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d077a" style:font-weight-asian="bold" style:font-weight-complex="bold"/>
    </style:style>
    <style:style style:name="T25" style:family="text">
      <style:text-properties fo:font-weight="bold" officeooo:rsid="003d077d" style:font-weight-asian="bold" style:font-weight-complex="bold"/>
    </style:style>
    <style:style style:name="T26" style:family="text">
      <style:text-properties fo:font-size="16pt" fo:font-style="italic" fo:font-weight="bold" officeooo:rsid="0013fe58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font-size="14pt" fo:font-style="italic" fo:font-weight="bold" officeooo:rsid="002a6a35" style:font-size-asian="12.25pt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3pt" fo:font-style="italic" fo:font-weight="bold" officeooo:rsid="0014b527" style:font-size-asian="11.3500003814697pt" style:font-style-asian="italic" style:font-weight-asian="bold" style:font-size-complex="13pt" style:font-style-complex="italic" style:font-weight-complex="bold"/>
    </style:style>
    <style:style style:name="T29" style:family="text">
      <style:text-properties fo:font-size="13pt" fo:font-style="italic" fo:font-weight="bold" officeooo:rsid="002a6a35" style:font-size-asian="11.3500003814697pt" style:font-style-asian="italic" style:font-weight-asian="bold" style:font-size-complex="13pt" style:font-style-complex="italic" style:font-weight-complex="bold"/>
    </style:style>
    <style:style style:name="T30" style:family="text">
      <style:text-properties fo:font-size="13pt" fo:font-style="italic" fo:font-weight="bold" officeooo:rsid="0016df9b" style:font-size-asian="11.3500003814697pt" style:font-style-asian="italic" style:font-weight-asian="bold" style:font-size-complex="13pt" style:font-style-complex="italic" style:font-weight-complex="bold"/>
    </style:style>
    <style:style style:name="T31" style:family="text">
      <style:text-properties fo:font-size="13pt" fo:font-style="italic" fo:font-weight="normal" officeooo:rsid="0016df9b" style:font-size-asian="11.3500003814697pt" style:font-style-asian="italic" style:font-weight-asian="normal" style:font-size-complex="13pt" style:font-style-complex="italic" style:font-weight-complex="normal"/>
    </style:style>
    <style:style style:name="T32" style:family="text">
      <style:text-properties fo:font-size="13pt" fo:font-style="italic" fo:font-weight="normal" officeooo:rsid="00184fb3" style:font-size-asian="11.3500003814697pt" style:font-style-asian="italic" style:font-weight-asian="normal" style:font-size-complex="13pt" style:font-style-complex="italic" style:font-weight-complex="normal"/>
    </style:style>
    <style:style style:name="T33" style:family="text">
      <style:text-properties fo:font-size="13pt" fo:font-style="italic" fo:font-weight="normal" officeooo:rsid="001a3a21" style:font-size-asian="11.3500003814697pt" style:font-style-asian="italic" style:font-weight-asian="normal" style:font-size-complex="13pt" style:font-style-complex="italic" style:font-weight-complex="normal"/>
    </style:style>
    <style:style style:name="T34" style:family="text">
      <style:text-properties fo:font-size="13pt" fo:font-style="italic" fo:font-weight="normal" officeooo:rsid="00401b92" style:font-size-asian="11.3500003814697pt" style:font-style-asian="italic" style:font-weight-asian="normal" style:font-size-complex="13pt" style:font-style-complex="italic" style:font-weight-complex="normal"/>
    </style:style>
    <style:style style:name="T35" style:family="text">
      <style:text-properties officeooo:rsid="002d077a"/>
    </style:style>
    <style:style style:name="T36" style:family="text">
      <style:text-properties officeooo:rsid="00316cf5"/>
    </style:style>
    <style:style style:name="T37" style:family="text">
      <style:text-properties officeooo:rsid="003520a1"/>
    </style:style>
    <style:style style:name="T38" style:family="text">
      <style:text-properties officeooo:rsid="00361b35"/>
    </style:style>
    <style:style style:name="T39" style:family="text">
      <style:text-properties officeooo:rsid="003b23db"/>
    </style:style>
    <style:style style:name="T40" style:family="text">
      <style:text-properties officeooo:rsid="003d077d"/>
    </style:style>
    <style:style style:name="T41" style:family="text">
      <style:text-properties officeooo:rsid="003dae9c"/>
    </style:style>
    <style:style style:name="T42" style:family="text">
      <style:text-properties officeooo:rsid="00401b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e Github</text:p>
      <text:p text:style-name="P1"/>
      <text:p text:style-name="P28"/>
      <text:p text:style-name="P12"><text:span text:style-name="T26">- </text:span><text:span text:style-name="T27">Teoria:</text:span></text:p>
      <text:p text:style-name="P2"/>
      <text:p text:style-name="P27">- <text:s/>Git usa criptografia sha1 por debaixo dos panos para identificar modificações nos arquivos;</text:p>
      <text:p text:style-name="P2"/>
      <text:p text:style-name="P2">→ <text:span text:style-name="T24">Sobre a</text:span><text:span text:style-name="T35"> </text:span><text:span text:style-name="T24">Estrutura: </text:span></text:p>
      <text:p text:style-name="P19"/>
      <text:p text:style-name="P13"><text:span text:style-name="T28">B</text:span><text:span text:style-name="T29">loobs(bolhas)</text:span><text:span text:style-name="T28"> </text:span><text:span text:style-name="T31">objeto que contém metadados dos arquivos no Git. </text:span><text:span text:style-name="T32">Guarda o sha1 do arquiv</text:span><text:span text:style-name="T34">o.</text:span></text:p>
      <text:p text:style-name="P14"><text:span text:style-name="T30">T</text:span><text:span text:style-name="T29">ree(árvores)</text:span><text:span text:style-name="T30">: </text:span><text:span text:style-name="T32">objeto que contém metadados dos arquivos no git. </text:span><text:span text:style-name="T33">As árvores blobs e outras árvoes</text:span><text:span text:style-name="T32">. guarda o Blob o sha1 <text:s/>e o nome do arquivo. </text:span></text:p>
      <text:p text:style-name="P6"><text:span text:style-name="T42">Commit:</text:span> <text:span text:style-name="T1">O mais importante. </text:span><text:span text:style-name="T18">A</text:span><text:span text:style-name="T1">ponta pra uma árvore, aponta pra um parent, aponta para o autor e aponta para uma mensagem. Ou seja, o commit da sentido para esse monte de alterações e monte de arquivos dentro de pasta.</text:span></text:p>
      <text:p text:style-name="P3"/>
      <text:p text:style-name="P3">COMMIT → TREE → BLOBS → arquivos</text:p>
      <text:p text:style-name="P3"/>
      <text:p text:style-name="P4"><text:span text:style-name="T42">S</text:span>empre que um arquivo <text:span text:style-name="T42">é alterado, se altera junto as </text:span>blobs, tree e commit, ou seja, toda a estrutura <text:span text:style-name="T42">acaba sendo modificada, dessa forma, a sha1 també.</text:span></text:p>
      <text:p text:style-name="P4"/>
      <text:p text:style-name="P4">→<text:span text:style-name="T35"> </text:span><text:span text:style-name="T24">Sobre os arquivos:</text:span></text:p>
      <text:p text:style-name="P20"/>
      <text:p text:style-name="P7">Untracked: <text:span text:style-name="T1">arquivos que o git ainda não tem ciência que existem.</text:span></text:p>
      <text:p text:style-name="P7">Tracked: <text:span text:style-name="T1">arquivos que o git já tem ciência que existem.</text:span></text:p>
      <text:p text:style-name="P21"/>
      <text:p text:style-name="P8">Unmodified: <text:span text:style-name="T1">arquivos que ainda não foram modificados.</text:span></text:p>
      <text:p text:style-name="P8">Modified:<text:span text:style-name="T1"> Arquivos que foram modificados.</text:span></text:p>
      <text:p text:style-name="P8">Staged: <text:span text:style-name="T9">Onde ficam os arquivos que estão se preparando para poder fazer parte de outro tipo de agrupamento</text:span></text:p>
      <text:p text:style-name="P22"/>
      <text:p text:style-name="P9"><text:span text:style-name="T9">→</text:span><text:span text:style-name="T12"> </text:span><text:span text:style-name="T37">Sobre repositórios</text:span></text:p>
      <text:p text:style-name="P23"/>
      <text:p text:style-name="P10"><text:span text:style-name="T38">Remote repository:</text:span><text:span text:style-name="T13"> </text:span><text:span text:style-name="T14">ambiente de servidor.</text:span></text:p>
      <text:p text:style-name="P24"/>
      <text:p text:style-name="P25">O ambiente de desenvolvimento se divide em três:</text:p>
      <text:p text:style-name="P25"/>
      <text:p text:style-name="P11">Working Directory: <text:span text:style-name="T1"><text:s/>local onde você está trabalhando e modificando os arquivos.</text:span></text:p>
      <text:p text:style-name="P11">Staging area: <text:span text:style-name="T1">local para onde os arquivos vão quando usamos o comando </text:span>git add<text:span text:style-name="T1">.</text:span></text:p>
      <text:p text:style-name="P11">Local Repository: <text:span text:style-name="T1">local para on</text:span><text:span text:style-name="T15">d</text:span><text:span text:style-name="T1">e os arquivos vão quando usamos o comando </text:span>git commit. <text:span text:style-name="T15">Arquivos do local repository podem ser enviados para o Remote Repository.</text:span></text:p>
      <text:p text:style-name="P11"/>
      <text:p text:style-name="P22"/>
      <text:p text:style-name="P4"/>
      <text:p text:style-name="P5"/>
      <text:p text:style-name="P15"><text:soft-page-break/>- SSH e Token:</text:p>
      <text:p text:style-name="P15"/>
      <text:p text:style-name="P15">ssh: <text:span text:style-name="T1">cria uma conexão criptografada entre o git e sua máquina. </text:span><text:span text:style-name="T5">Dessa forma, você não precisa digitar sempre e-mail e senha.</text:span></text:p>
      <text:p text:style-name="P29"/>
      <text:p text:style-name="P15"><text:span text:style-name="T1">→ comando </text:span><text:span text:style-name="T2">para gerar a chave</text:span><text:span text:style-name="T1">: </text:span>ssh-keygen -t ed25519 -C meu_email</text:p>
      <text:p text:style-name="P15"><text:span text:style-name="T1"><text:tab/></text:span><text:span text:style-name="T5">Depois do comando: Pegar chave que foi gerada </text:span><text:span text:style-name="T6">(pública, .pub) </text:span><text:span text:style-name="T5">no diretório especificado e adicionar ao github.</text:span></text:p>
      <text:p text:style-name="P30"/>
      <text:p text:style-name="P15"><text:span text:style-name="T1">→</text:span><text:span text:style-name="T3"> comando para gerar agente: </text:span><text:span text:style-name="T19">eval $(ssh-agent -s)</text:span></text:p>
      <text:p text:style-name="P15"><text:span text:style-name="T3">→</text:span><text:span text:style-name="T4"> entregar a chave para o agente: </text:span><text:span text:style-name="T20">ssh-add chave_privada</text:span></text:p>
      <text:p text:style-name="P31"/>
      <text:p text:style-name="P16">token: <text:span text:style-name="T7">método de autenticação por token. </text:span></text:p>
      <text:p text:style-name="P32"/>
      <text:p text:style-name="P33">Github &gt; settings &gt; Developer settings &gt; personal access token</text:p>
      <text:p text:style-name="P33"/>
      <text:p text:style-name="P33"/>
      <text:p text:style-name="P17">- <text:span text:style-name="T21">COMANDOS:</text:span></text:p>
      <text:p text:style-name="P17"/>
      <text:p text:style-name="P18">→ inicia um repositório: <text:span text:style-name="T23">git init</text:span></text:p>
      <text:p text:style-name="P18"/>
      <text:p text:style-name="P18">→ configuração inicia<text:span text:style-name="T36">l</text:span>: </text:p>
      <text:p text:style-name="P18"><text:tab/>- user(autor) e-mail global: <text:span text:style-name="T23">git config <text:s/>- -global user.email “meu_email”</text:span></text:p>
      <text:p text:style-name="P18"><text:tab/>- user(autor) name global: <text:span text:style-name="T23">git config - -global user.name “meu_nome”</text:span></text:p>
      <text:p text:style-name="P18"><text:span text:style-name="T23"><text:tab/></text:span>- <text:span text:style-name="T40">Para remover o e-mail ou user: </text:span><text:span text:style-name="T25">git config –global –unset user.email ou user.name</text:span></text:p>
      <text:p text:style-name="P35"/>
      <text:p text:style-name="P15">→<text:span text:style-name="T22"> </text:span><text:span text:style-name="T10">Move os arquivos para </text:span><text:span text:style-name="T11">o </text:span><text:span text:style-name="T10">Staged: </text:span><text:span text:style-name="T22">git add *</text:span></text:p>
      <text:p text:style-name="P15"><text:span text:style-name="T8">→ </text:span><text:span text:style-name="T12">Retorna todos os arquivos para Unmodified(acabei as alterações desses arquivos...): </text:span><text:span text:style-name="T22">git commit</text:span></text:p>
      <text:p text:style-name="P15">→<text:span text:style-name="T39"> </text:span><text:span text:style-name="T16">Monitora o estado dos arquivos: </text:span><text:span text:style-name="T39">git status</text:span></text:p>
      <text:p text:style-name="P15">→<text:span text:style-name="T41"> </text:span><text:span text:style-name="T17">Apontar repositório local para um repositório remoto: g</text:span><text:span text:style-name="T41">it remote add origin link_do_repositorio_github</text:span><text:span text:style-name="T17"> </text:span></text:p>
      <text:p text:style-name="P34">→ Empurrar para o repositório remoto: <text:span text:style-name="T23">git push origin nome_branch</text:span></text:p>
      <text:p text:style-name="P15"/>
      <text:p text:style-name="P15"/>
      <text:p text:style-name="P15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7:45:52.492514897</meta:creation-date>
    <dc:date>2021-10-13T15:47:11.310075545</dc:date>
    <meta:editing-duration>PT3H15M30S</meta:editing-duration>
    <meta:editing-cycles>41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441" meta:character-count="2693" meta:non-whitespace-character-count="2279"/>
  </office:meta>
</office:document-meta>
</file>